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6C0000003EFD2664567223A70A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padding="0cm" fo:border-left="none" fo:border-right="none" fo:border-top="none" fo:border-bottom="0.06pt solid #000000" style:shadow="non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officeooo:paragraph-rsid="0003a031"/>
    </style:style>
    <style:style style:name="P5" style:family="paragraph" style:parent-style-name="Standard">
      <style:text-properties officeooo:paragraph-rsid="00066496"/>
    </style:style>
    <style:style style:name="P6" style:family="paragraph" style:parent-style-name="Heading_20_1">
      <style:paragraph-properties fo:text-align="center" style:justify-single-word="false"/>
      <style:text-properties officeooo:paragraph-rsid="00066496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text-input text:description="">self.Title()</text:text-input></text:h>
      <text:p text:style-name="Subtitle"><text:text-input text:description="">view.translate('decisions')</text:text-input></text:p>
      <text:p text:style-name="P5"/>
      <text:p text:style-name="P5"><text:text-input text:description="">view.translate('PloneMeeting_label_assembly')</text:text-input></text:p>
      <text:p text:style-name="P5"/>
      <text:p text:style-name="P4"><office:annotation loext:resolved="false"><dc:creator>Unknown Author</dc:creator><dc:date>2019-06-05T10:44:07</dc:date><text:p text:style-name="P7"><text:span text:style-name="T1">do text</text:span></text:p><text:p text:style-name="P7"><text:span text:style-name="T1">from xhtml(view.print_assembly())</text:span></text:p></office:annotation>Assembly</text:p>
      <text:p text:style-name="P5"/>
      <text:section text:style-name="Sect1" text:name="item">
        <text:h text:style-name="Heading_20_2" text:outline-level="2"><text:text-input text:description=""/><office:annotation loext:resolved="false"><dc:creator>Unknown Author</dc:creator><dc:date>2019-06-05T10:45:23</dc:date><text:p text:style-name="P7"><text:span text:style-name="T1">do section- for item in self.get_items(itemUids, ordered=True)</text:span></text:p></office:annotation><text:text-input text:description="">item.getItemNumber(for_display=True)</text:text-input>.<text:tab/><text:text-input text:description="">item.Title()</text:text-input></text:h>
        <text:p text:style-name="P5"><office:annotation loext:resolved="false"><dc:creator>Unknown Author</dc:creator><dc:date>2019-06-05T10:39:43</dc:date><text:p text:style-name="P7"><text:span text:style-name="T1">do text</text:span></text:p><text:p text:style-name="P7"><text:span text:style-name="T1">from xhtml(view.printXhtml(item, item.Description()))</text:span></text:p></office:annotation>Description</text:p>
        <text:p text:style-name="Standard"/>
        <text:p text:style-name="P3">Decision</text:p>
        <text:p text:style-name="Standard"><office:annotation loext:resolved="false"><dc:creator>Unknown Author</dc:creator><dc:date>2019-06-05T10:40:27</dc:date><text:p text:style-name="P7"><text:span text:style-name="T1">do text</text:span></text:p><text:p text:style-name="P7"><text:span text:style-name="T1">from xhtml(view.printXhtml(item, item.getDecision()))</text:span></text:p></office:annotation>Decision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variant="small-caps"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cm" fo:border-left="none" fo:border-right="none" fo:border-top="none" fo:border-bottom="0.06pt solid #000000" style:shadow="none"/>
    </style:style>
    <style:style style:name="MP2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top" style:vertical-rel="baseline" style:horizontal-pos="center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as-char" svg:width="6.646cm" svg:height="1.127cm" draw:z-index="0"><draw:image xlink:href="Pictures/100000010000016C0000003EFD2664567223A70A.png" xlink:type="simple" xlink:show="embed" xlink:actuate="onLoad" draw:mime-type="image/png"/></draw:frame></text:p>
      </style:header>
      <style:footer>
        <text:p text:style-name="MP2"><text:page-number text:select-page="current">1</text:page-number><text:s/>/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0:38:34.549314968</meta:creation-date>
    <dc:date>2023-01-19T15:37:01.715133428</dc:date>
    <meta:editing-duration>PT14M22S</meta:editing-duration>
    <meta:editing-cycles>14</meta:editing-cycles>
    <meta:generator>LibreOffice/7.4.3.2$Linux_X86_64 LibreOffice_project/40$Build-2</meta:generator>
    <dc:creator>Antoine Duchêne</dc:creator>
    <meta:document-statistic meta:table-count="0" meta:image-count="1" meta:object-count="0" meta:page-count="1" meta:paragraph-count="10" meta:word-count="25" meta:character-count="186" meta:non-whitespace-character-count="183"/>
  </office:meta>
</office:document-meta>
</file>